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ext-properties officeooo:rsid="00131195" officeooo:paragraph-rsid="00131195"/>
    </style:style>
    <style:style style:name="P3" style:family="paragraph" style:parent-style-name="Standard">
      <style:paragraph-properties fo:text-align="center" style:justify-single-word="false"/>
      <style:text-properties officeooo:rsid="0014fc98" officeooo:paragraph-rsid="0014fc98"/>
    </style:style>
    <style:style style:name="P4" style:family="paragraph" style:parent-style-name="Standard">
      <style:paragraph-properties fo:text-align="center" style:justify-single-word="false"/>
      <style:text-properties officeooo:rsid="00160db5" officeooo:paragraph-rsid="00160db5"/>
    </style:style>
    <style:style style:name="P5" style:family="paragraph" style:parent-style-name="Standard">
      <style:paragraph-properties fo:text-align="center" style:justify-single-word="false"/>
      <style:text-properties officeooo:rsid="00160db5" officeooo:paragraph-rsid="0018befb"/>
    </style:style>
    <style:style style:name="P6" style:family="paragraph" style:parent-style-name="Standard">
      <style:paragraph-properties fo:text-align="center" style:justify-single-word="false"/>
      <style:text-properties officeooo:rsid="00187fec" officeooo:paragraph-rsid="00187fec"/>
    </style:style>
    <style:style style:name="P7" style:family="paragraph" style:parent-style-name="Standard">
      <style:paragraph-properties fo:text-align="center" style:justify-single-word="false"/>
      <style:text-properties officeooo:rsid="0018befb" officeooo:paragraph-rsid="0018befb"/>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weight="bold" officeooo:rsid="0014fc98" officeooo:paragraph-rsid="0014fc98" style:font-weight-asian="bold" style:font-weight-complex="bold"/>
    </style:style>
    <style:style style:name="P10" style:family="paragraph" style:parent-style-name="Standard">
      <style:paragraph-properties fo:text-align="center" style:justify-single-word="false"/>
      <style:text-properties fo:font-weight="bold" officeooo:rsid="00160db5" officeooo:paragraph-rsid="00160db5" style:font-weight-asian="bold" style:font-weight-complex="bold"/>
    </style:style>
    <style:style style:name="P11" style:family="paragraph" style:parent-style-name="Standard">
      <style:paragraph-properties fo:text-align="center" style:justify-single-word="false"/>
      <style:text-properties fo:font-weight="bold" officeooo:rsid="0018befb" officeooo:paragraph-rsid="0018befb" style:font-weight-asian="bold" style:font-weight-complex="bold"/>
    </style:style>
    <style:style style:name="P12" style:family="paragraph" style:parent-style-name="Standard">
      <style:paragraph-properties fo:text-align="center" style:justify-single-word="false"/>
      <style:text-properties fo:font-weight="bold" officeooo:rsid="001ab85a" officeooo:paragraph-rsid="001ab85a" style:font-weight-asian="bold" style:font-weight-complex="bold"/>
    </style:style>
    <style:style style:name="P13" style:family="paragraph" style:parent-style-name="Standard">
      <style:paragraph-properties fo:text-align="center" style:justify-single-word="false"/>
      <style:text-properties fo:font-weight="bold" officeooo:rsid="001ab85a" officeooo:paragraph-rsid="001dc5d1" style:font-weight-asian="bold" style:font-weight-complex="bold"/>
    </style:style>
    <style:style style:name="P14" style:family="paragraph" style:parent-style-name="Standard">
      <style:paragraph-properties fo:text-align="center" style:justify-single-word="false"/>
      <style:text-properties fo:font-weight="bold" officeooo:rsid="001e95f2" officeooo:paragraph-rsid="001e95f2" style:font-weight-asian="bold" style:font-weight-complex="bold"/>
    </style:style>
    <style:style style:name="P15" style:family="paragraph" style:parent-style-name="Standard">
      <style:paragraph-properties fo:text-align="center" style:justify-single-word="false"/>
      <style:text-properties fo:font-weight="normal" officeooo:rsid="00160db5" officeooo:paragraph-rsid="001ab85a" style:font-weight-asian="normal" style:font-weight-complex="normal"/>
    </style:style>
    <style:style style:name="P16" style:family="paragraph" style:parent-style-name="Standard">
      <style:paragraph-properties fo:text-align="center" style:justify-single-word="false"/>
      <style:text-properties officeooo:rsid="001ab85a" officeooo:paragraph-rsid="001ab85a"/>
    </style:style>
    <style:style style:name="P17" style:family="paragraph" style:parent-style-name="Standard">
      <style:paragraph-properties fo:text-align="center" style:justify-single-word="false"/>
      <style:text-properties officeooo:rsid="001ab85a" officeooo:paragraph-rsid="001dc5d1"/>
    </style:style>
    <style:style style:name="P18" style:family="paragraph" style:parent-style-name="Standard">
      <style:paragraph-properties fo:text-align="center" style:justify-single-word="false"/>
      <style:text-properties officeooo:rsid="001ab85a" officeooo:paragraph-rsid="001e95f2"/>
    </style:style>
    <style:style style:name="P19" style:family="paragraph" style:parent-style-name="Standard">
      <style:paragraph-properties fo:text-align="center" style:justify-single-word="false"/>
      <style:text-properties officeooo:rsid="001dc5d1" officeooo:paragraph-rsid="001dc5d1"/>
    </style:style>
    <style:style style:name="P20" style:family="paragraph" style:parent-style-name="Standard">
      <style:paragraph-properties fo:text-align="center" style:justify-single-word="false"/>
      <style:text-properties officeooo:rsid="001e95f2" officeooo:paragraph-rsid="001e95f2"/>
    </style:style>
    <style:style style:name="P21" style:family="paragraph" style:parent-style-name="Heading_20_3">
      <style:paragraph-properties fo:text-align="center" style:justify-single-word="false"/>
      <style:text-properties fo:font-weight="bold" style:font-weight-asian="bold" style:font-weight-complex="bold"/>
    </style:style>
    <style:style style:name="P22" style:family="paragraph" style:parent-style-name="Heading_20_3">
      <style:paragraph-properties fo:text-align="center" style:justify-single-word="false"/>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4fc98"/>
    </style:style>
    <style:style style:name="T2" style:family="text">
      <style:text-properties officeooo:rsid="00160db5"/>
    </style:style>
    <style:style style:name="T3" style:family="text">
      <style:text-properties officeooo:rsid="00187fec"/>
    </style:style>
    <style:style style:name="T4" style:family="text">
      <style:text-properties officeooo:rsid="0018befb"/>
    </style:style>
    <style:style style:name="T5" style:family="text">
      <style:text-properties officeooo:rsid="001999e7"/>
    </style:style>
    <style:style style:name="T6" style:family="text">
      <style:text-properties fo:font-weight="bold" style:font-weight-asian="bold" style:font-weight-complex="bold"/>
    </style:style>
    <style:style style:name="T7" style:family="text">
      <style:text-properties fo:font-weight="bold" officeooo:rsid="0018befb"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ab85a"/>
    </style:style>
    <style:style style:name="T10" style:family="text">
      <style:text-properties officeooo:rsid="001dc5d1"/>
    </style:style>
    <style:style style:name="T11" style:family="text">
      <style:text-properties officeooo:rsid="001e95f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Overview of Program<text:a xlink:type="simple" xlink:href="#__RefHeading___Toc1044_1883491539" text:style-name="Index_20_Link" text:visited-style-name="Index_20_Link"><text:tab/>2</text:a></text:p>
          <text:p text:style-name="P23">Program Structure<text:a xlink:type="simple" xlink:href="#__RefHeading___Toc1046_1883491539" text:style-name="Index_20_Link" text:visited-style-name="Index_20_Link"><text:tab/>3</text:a></text:p>
          <text:p text:style-name="P23">Description of Each Function<text:a xlink:type="simple" xlink:href="#__RefHeading___Toc1048_1883491539" text:style-name="Index_20_Link" text:visited-style-name="Index_20_Link"><text:tab/>4</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P21" text:outline-level="3"><text:bookmark-start text:name="__RefHeading___Toc1044_1883491539"/>Overview of Program<text:bookmark-end text:name="__RefHeading___Toc1044_1883491539"/></text:h>
      <text:p text:style-name="P2"/>
      <text:p text:style-name="P2">This program is modeled after the command design pattern. <text:span text:style-name="T1">The principle elements of the system is the Command, Receiver, Concrete Command classes, and Invoker classes. The actual command functions are all contained within Receiv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2" text:outline-level="3"><text:bookmark-start text:name="__RefHeading___Toc1046_1883491539"/>Program Structure<text:bookmark-end text:name="__RefHeading___Toc1046_1883491539"/></text:h>
      <text:p text:style-name="P1"/>
      <text:p text:style-name="P3"><text:soft-page-break/>The program file (OS15.cpp) contains the Command, Receiver, the Concrete Commands (which are the SeeVersion, SeeDate, SeeDirectory, ExitSystem, and SeeHelp classes), and the Invoker classes. </text:p>
      <text:p text:style-name="P3"/>
      <text:p text:style-name="P9">The Command class includes:</text:p>
      <text:p text:style-name="P3">1. The execute function which handles the actual execution interface of the system.</text:p>
      <text:p text:style-name="P3"/>
      <text:p text:style-name="P3"><text:span text:style-name="T6">The Receiver class includes the actual commands as follows:</text:span> </text:p>
      <text:p text:style-name="P3">1. <text:span text:style-name="T2">The version function which displays the current version of the system.</text:span></text:p>
      <text:p text:style-name="P4">2. The date function which displays the current time and date.</text:p>
      <text:p text:style-name="P4">3. The directory function which <text:span text:style-name="T3">calls upon the file tree walk (ftw) function to retrieve a list of files in the current directory.</text:span></text:p>
      <text:p text:style-name="P6">4. The dir function which actually displays the directory file list based on what is received from the directory function.</text:p>
      <text:p text:style-name="P4"><text:span text:style-name="T3">5</text:span>. The exitSystem function which handles the procedures for shutting down the system.</text:p>
      <text:p text:style-name="P4"><text:span text:style-name="T3">6</text:span>. The help function which displays help information for each command contained in separate files.</text:p>
      <text:p text:style-name="P4"/>
      <text:p text:style-name="P10">The SeeVersion, SeeDate, SeeDirectory, ExitSystem, and SeeHelp classes all contain the following method:</text:p>
      <text:p text:style-name="P4">1. An execute function which executes the proper Receiver function.</text:p>
      <text:p text:style-name="P4"/>
      <text:p text:style-name="P10">The Invoker class contains the following method:</text:p>
      <text:p text:style-name="P4">1. The invoke function which actually executes the command and stores a history of previous commands.</text:p>
      <text:p text:style-name="P4"/>
      <text:p text:style-name="P10">Outside these classes, there is also:</text:p>
      <text:p text:style-name="P4">1. A displayMenu function which displays the main menu for the syste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2" text:outline-level="3"><text:bookmark-start text:name="__RefHeading___Toc1048_1883491539"/>Description of Each Function<text:bookmark-end text:name="__RefHeading___Toc1048_1883491539"/></text:h>
      <text:p text:style-name="P4"/>
      <text:p text:style-name="P4">The Command class actually defines the interface for executing each command. Below is a description of the commands found within the Command class.</text:p>
      <text:p text:style-name="P4"/>
      <text:p text:style-name="P10">The execute function</text:p>
      <text:p text:style-name="P4"><text:span text:style-name="T8">Prototype</text:span>: virtual void execute();</text:p>
      <text:p text:style-name="P4"><text:span text:style-name="T8">Parameters</text:span>: This function takes no parameters.</text:p>
      <text:p text:style-name="P4"><text:soft-page-break/><text:span text:style-name="T8">Return Type</text:span>: This function has no return type.</text:p>
      <text:p text:style-name="P4"><text:span text:style-name="T8">Description</text:span>: This function defines the interface for executing the commands.</text:p>
      <text:p text:style-name="P4"/>
      <text:p text:style-name="P4">The Receiver class actually handles the implementation for each command. It is the class that actually does the work. Below is a description of each function found within the Receiver class.</text:p>
      <text:p text:style-name="P4"/>
      <text:p text:style-name="P10">The version function</text:p>
      <text:p text:style-name="P4"><text:span text:style-name="T8">Prototype</text:span>: void version()</text:p>
      <text:p text:style-name="P4"><text:span text:style-name="T8">Parameters</text:span>: This function takes no parameters.</text:p>
      <text:p text:style-name="P4"><text:span text:style-name="T8">Return Type</text:span>: This function has no return type.</text:p>
      <text:p text:style-name="P4"><text:span text:style-name="T8">Description</text:span>: This function displays the current version of the operating system using a simple std::cout statement.</text:p>
      <text:p text:style-name="P4"/>
      <text:p text:style-name="P10">The date function</text:p>
      <text:p text:style-name="P4"><text:span text:style-name="T8">Prototype</text:span>: void <text:span text:style-name="T3">date</text:span>()</text:p>
      <text:p text:style-name="P4"><text:span text:style-name="T8">Parameters</text:span>: This function takes no parameters.</text:p>
      <text:p text:style-name="P4"><text:span text:style-name="T8">Return Type</text:span>: This function has no return type.</text:p>
      <text:p text:style-name="P4"><text:span text:style-name="T8">Description</text:span>: This function displays the current <text:span text:style-name="T3">date</text:span> <text:span text:style-name="T3">at the time the function was executed using the standard ctime libraries.</text:span></text:p>
      <text:p text:style-name="P4"/>
      <text:p text:style-name="P10">The directory function</text:p>
      <text:p text:style-name="P4"><text:span text:style-name="T8">Prototype</text:span>: void <text:span text:style-name="T3">directory</text:span>()</text:p>
      <text:p text:style-name="P4"><text:span text:style-name="T8">Parameters</text:span>: This function takes no parameters.</text:p>
      <text:p text:style-name="P4"><text:span text:style-name="T8">Return Type</text:span>: This function has no return type.</text:p>
      <text:p text:style-name="P4"><text:span text:style-name="T8">Description</text:span>: This function <text:span text:style-name="T3">calls upon the file tree walk (ftw) function to retrieve information on the files within the current directory. The ftw function passes this information to the dir function below.</text:span></text:p>
      <text:p text:style-name="P4"/>
      <text:p text:style-name="P10">The <text:span text:style-name="T3">dir</text:span> function</text:p>
      <text:p text:style-name="P5"><text:span text:style-name="T8">Prototype</text:span>: <text:span text:style-name="T4">static int dir(const char *path, const struct stat *st, int flags)</text:span></text:p>
      <text:p text:style-name="P4"><text:span text:style-name="T8">Parameters</text:span>: <text:span text:style-name="T7">const char *path </text:span><text:span text:style-name="T4">– This parameter denotes which directory this function should print out. In this program, the ftw function in the directory function passes “.” as this parameter, meaning it will print only the current directory.</text:span></text:p>
      <text:p text:style-name="P4"><text:s text:c="20"/><text:span text:style-name="T7">const struct stat *st</text:span><text:span text:style-name="T4"> – This parameter holds which directory needs to be printed out via the <text:s text:c="18"/>ftw function.</text:span></text:p>
      <text:p text:style-name="P4"><text:s text:c="20"/><text:span text:style-name="T7">int flags</text:span><text:span text:style-name="T4"> – This parameter denotes how many directories should be held open by ftw at once. </text:span></text:p>
      <text:p text:style-name="P4"><text:span text:style-name="T8">Return Type</text:span>: This function <text:span text:style-name="T4">returns type int. It returns 0 if everything executed correctly.</text:span></text:p>
      <text:p text:style-name="P4"><text:span text:style-name="T8">Description</text:span>: This function <text:span text:style-name="T4">prints out the path that is passed into the function by the ftw function inside the directory function using std::cout.</text:span></text:p>
      <text:p text:style-name="P4"/>
      <text:p text:style-name="P10">The <text:span text:style-name="T4">exitSystem</text:span> function</text:p>
      <text:p text:style-name="P4"><text:span text:style-name="T8">Prototype</text:span>: void <text:span text:style-name="T4">exitSystem</text:span>()</text:p>
      <text:p text:style-name="P4"><text:span text:style-name="T8">Parameters</text:span>: This function takes no parameters.</text:p>
      <text:p text:style-name="P4"><text:span text:style-name="T8">Return Type</text:span>: This function has no return type.</text:p>
      <text:p text:style-name="P4"><text:span text:style-name="T8">Description</text:span>: This function <text:span text:style-name="T4">asks the user if they want to shut the program down. If yes, this function calls exit(0) to terminate the program. It not, the function returns the user back to the program's main menu.</text:span></text:p>
      <text:p text:style-name="P4"/>
      <text:p text:style-name="P11">The help function</text:p>
      <text:p text:style-name="P7"><text:soft-page-break/><text:span text:style-name="T8">Prototype</text:span>: void help()</text:p>
      <text:p text:style-name="P7"><text:span text:style-name="T8">Parameters</text:span>: This function takes no parameters.</text:p>
      <text:p text:style-name="P7"><text:span text:style-name="T8">Return Type</text:span>: This function has no return type.</text:p>
      <text:p text:style-name="P7"><text:span text:style-name="T8">Description</text:span>: This function loads the help system main menu from the file helpmain.txt. The user then inputs which command they need help with and depending on their choice, will load the help text from version.txt, date.txt, directory.txt, e<text:span text:style-name="T5">xit.txt, or help.txt. It will then return the user back to the main menu.</text:span></text:p>
      <text:p text:style-name="P7"/>
      <text:p text:style-name="P15"><text:span text:style-name="T9">The </text:span>SeeVersion, SeeDate, SeeDirectory, ExitSystem, and SeeHelp <text:span text:style-name="T9">classes are all concrete command classes. <text:s/>The concrete command classes contain the following methods: </text:span></text:p>
      <text:p text:style-name="P7"/>
      <text:p text:style-name="P12">The execute function</text:p>
      <text:p text:style-name="P16"><text:span text:style-name="T8">Prototype</text:span>: void execute()</text:p>
      <text:p text:style-name="P16"><text:span text:style-name="T8">Parameters</text:span>: This function takes no parameters.</text:p>
      <text:p text:style-name="P16"><text:span text:style-name="T8">Return Type</text:span>: This function has no return type.</text:p>
      <text:p text:style-name="P16"><text:span text:style-name="T8">Description</text:span>: This function executes the proper Receiver function based on which command is passed to it.</text:p>
      <text:p text:style-name="P20">Cross References: This function calls upon the proper Receiver function depending on which concrete command is executed.</text:p>
      <text:p text:style-name="P7"/>
      <text:p text:style-name="P19">The Invoker class initiates the command by passing it to the Receiver. The following method is contained within the Invoker class:</text:p>
      <text:p text:style-name="P19"/>
      <text:p text:style-name="P13">The <text:span text:style-name="T10">invoke</text:span> function</text:p>
      <text:p text:style-name="P17"><text:span text:style-name="T8">Prototype</text:span>: void <text:span text:style-name="T10">invoke</text:span>(<text:span text:style-name="T10">Command* command</text:span>)</text:p>
      <text:p text:style-name="P17"><text:span text:style-name="T8">Parameters</text:span>: This function <text:span text:style-name="T10">takes the following parameters:</text:span></text:p>
      <text:p text:style-name="P19">Command* command – This parameter receives whichever command is input by the client.</text:p>
      <text:p text:style-name="P17"><text:span text:style-name="T8">Return Type</text:span>: This function has no return type.</text:p>
      <text:p text:style-name="P17"><text:span text:style-name="T8">Description</text:span>: This function executes the proper Receiver function based on which command is passed to it <text:span text:style-name="T10">by the client through the Command* command parameter.</text:span></text:p>
      <text:p text:style-name="P20"><text:span text:style-name="T8">Cross References</text:span>: This function calls upon the execute function in the Command class to initiate the execution of the proper command.</text:p>
      <text:p text:style-name="P20"/>
      <text:p text:style-name="P14">The displayMenu function</text:p>
      <text:p text:style-name="P18"><text:span text:style-name="T8">Prototype</text:span>: void <text:span text:style-name="T11">displayMenu()</text:span></text:p>
      <text:p text:style-name="P18"><text:span text:style-name="T8">Parameters</text:span>: This function <text:span text:style-name="T10">takes no parameters.</text:span></text:p>
      <text:p text:style-name="P18"><text:span text:style-name="T8">Return Type</text:span>: This function has no return type.</text:p>
      <text:p text:style-name="P18"><text:span text:style-name="T8">Description</text:span>: <text:span text:style-name="T11">This function displays the main user interface for the operating system.</text:span></text:p>
      <text:p text:style-name="P20"><text:span text:style-name="T8">Cross References</text:span>: Depending upon which choice the user chooses, the commands call upon the invoke function in the Invoker class and passes a concrete command object to it.</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alphabetical-index text:style-name="Sect1"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text:soft-page-break/>Alphabetical Index</text:p>
          </text:index-title>
        </text:index-body>
      </text:alphabetical-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9T23:52:49.234906684</meta:creation-date>
    <meta:generator>LibreOffice/4.4.2.2$Linux_X86_64 LibreOffice_project/40m0$Build-2</meta:generator>
    <dc:date>2015-08-30T20:57:30.830507535</dc:date>
    <meta:editing-duration>PT40M6S</meta:editing-duration>
    <meta:editing-cycles>5</meta:editing-cycles>
    <meta:document-statistic meta:table-count="0" meta:image-count="0" meta:object-count="0" meta:page-count="7" meta:paragraph-count="86" meta:word-count="966" meta:character-count="6395" meta:non-whitespace-character-count="5446"/>
  </office:meta>
</office:document-meta>
</file>